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730000041A81B628B5E1996AC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66" draw:fill-color="#f7f7c8" draw:textarea-horizontal-align="justify" draw:textarea-vertical-align="top" draw:auto-grow-height="false" fo:min-height="9.65cm" fo:min-width="20.5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458cm" fo:min-width="0.208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65cm" fo:min-width="20.5cm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2.593cm, 0cm, 3.119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7f7c8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-color="#000000"/>
      <style:paragraph-properties fo:text-align="center"/>
      <style:text-properties fo:font-variant="small-caps" fo:color="#ffffff" style:font-name="Liberation Seri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32pt" fo:text-shadow="1pt 1pt" fo:font-weight="bold" style:font-size-asian="32pt" style:font-weight-asian="bold" style:font-size-complex="32pt" style:font-weight-complex="bold"/>
    </style:style>
    <style:style style:name="T3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variant="small-caps" style:font-name="Liberation Seri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1cm" svg:height="9.9cm" svg:x="0cm" svg:y="0cm">
          <text:p text:style-name="P1"><text:span text:style-name="T1"/></text:p>
          <text:p text:style-name="P1"><text:span text:style-name="T2">THE BOOK OF</text:span></text:p>
          <text:p text:style-name="P1"><text:span text:style-name="T2"/></text:p>
          <text:p text:style-name="P1"><text:span text:style-name="T3">T I D D L Y W I K I</text:span></text:p>
          <text:p text:style-name="P1"><text:span text:style-name="T4"/></text:p>
          <text:p text:style-name="P1"><text:span text:style-name="T4">ADVANCED CUSTOMIZ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1cm" svg:x="9.9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1cm" svg:height="0.9cm" svg:x="0cm" svg:y="9.9cm">
          <text:p text:style-name="P4"><text:span text:style-name="T5">Luis J. González Caballero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0.999cm" svg:height="18.8cm" svg:x="0cm" svg:y="10.9cm">
          <draw:image xlink:href="Pictures/10000000000005730000041A81B628B5E1996AC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30T08:39:00.297000000</meta:creation-date>
    <dc:date>2019-09-30T09:10:35.767000000</dc:date>
    <meta:editing-duration>PT11M4S</meta:editing-duration>
    <meta:editing-cycles>2</meta:editing-cycles>
    <meta:generator>LibreOffice/6.3.1.2$Windows_x86 LibreOffice_project/b79626edf0065ac373bd1df5c28bd630b4424273</meta:generator>
    <meta:document-statistic meta:object-count="4"/>
  </office:meta>
</office:document-meta>
</file>